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0.926cm"/>
    </style:style>
    <style:style style:name="co3" style:family="table-column">
      <style:table-column-properties fo:break-before="auto" style:column-width="0.9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60">
      <number:hours number:style="long"/>
      <number:text>:</number:text>
      <number:minutes number:style="long"/>
    </number:time-style>
    <style:style style:name="ce9" style:family="table-cell" style:parent-style-name="Default" style:data-style-name="N39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9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15" style:family="table-cell" style:parent-style-name="Default" style:data-style-name="N39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color="#729fc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2" table:number-columns-repeated="3" table:default-cell-style-name="ce5"/>
        <table:table-column table:style-name="co2" table:number-columns-repeated="3" table:default-cell-style-name="ce17"/>
        <table:table-column table:style-name="co3" table:default-cell-style-name="ce5"/>
        <table:table-column table:style-name="co4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table:number-columns-repeated="102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12" office:value-type="string" calcext:value-type="string">
            <text:p>Time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Tak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1014"/>
        </table:table-row>
        <table:table-row table:style-name="ro1">
          <table:table-cell office:value-type="date" office:date-value="2023-10-14" calcext:value-type="date">
            <text:p>14 Oct 23</text:p>
          </table:table-cell>
          <table:table-cell/>
          <table:table-cell office:value-type="date" office:date-value="2023-10-17" calcext:value-type="date">
            <text:p>17 Oct 23</text:p>
          </table:table-cell>
          <table:table-cell office:value-type="string" calcext:value-type="string">
            <text:p>2d 4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SUM([.H36:.J36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date" office:date-value="2023-10-17" calcext:value-type="date">
            <text:p>17 Oct 23</text:p>
          </table:table-cell>
          <table:table-cell/>
          <table:table-cell office:value-type="date" office:date-value="2023-10-19" calcext:value-type="date">
            <text:p>19 Oct 23</text:p>
          </table:table-cell>
          <table:table-cell office:value-type="string" calcext:value-type="string">
            <text:p>2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Default"/>
          <table:table-cell table:style-name="ce19" table:formula="of:=SUM([.H37:.J3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date" office:date-value="2023-10-19" calcext:value-type="date">
            <text:p>19 Oct 23</text:p>
          </table:table-cell>
          <table:table-cell/>
          <table:table-cell office:value-type="date" office:date-value="2023-10-21" calcext:value-type="date">
            <text:p>21 Oct 23</text:p>
          </table:table-cell>
          <table:table-cell office:value-type="string" calcext:value-type="string">
            <text:p>2d 1h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H38:.J38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date" office:date-value="2023-10-21" calcext:value-type="date">
            <text:p>21 Oct 23</text:p>
          </table:table-cell>
          <table:table-cell office:value-type="time" office:time-value="PT20H00M00S" calcext:value-type="time">
            <text:p>20:00</text:p>
          </table:table-cell>
          <table:table-cell office:value-type="date" office:date-value="2023-10-23" calcext:value-type="date">
            <text:p>23 Oct 23</text:p>
          </table:table-cell>
          <table:table-cell/>
          <table:table-cell table:style-name="Default"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39:.J3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5" calcext:value-type="date">
            <text:p>25 Oct 23</text:p>
          </table:table-cell>
          <table:table-cell/>
          <table:table-cell table:style-name="Default"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40:.J40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7" calcext:value-type="date">
            <text:p>27 Oct 23</text:p>
          </table:table-cell>
          <table:table-cell/>
          <table:table-cell table:style-name="Default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H41:.J41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8" calcext:value-type="date">
            <text:p>28 Oct 23</text:p>
          </table:table-cell>
          <table:table-cell/>
          <table:table-cell table:style-name="Default" table:number-columns-repeated="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42:.J42])" office:value-type="float" office:value="3" calcext:value-type="float">
            <text:p>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style-name="ce14" office:value-type="string" calcext:value-type="string">
            <text:p>Done</text:p>
          </table:table-cell>
          <table:table-cell table:style-name="ce7" table:formula="of:=SUM([.E36:.E44])" office:value-type="float" office:value="7" calcext:value-type="float">
            <text:p>7</text:p>
          </table:table-cell>
          <table:table-cell table:style-name="ce7" table:formula="of:=SUM([.F36:.F44])" office:value-type="float" office:value="1" calcext:value-type="float">
            <text:p>1</text:p>
          </table:table-cell>
          <table:table-cell table:style-name="ce7" table:formula="of:=SUM([.G36:.G44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style-name="ce15" office:value-type="string" calcext:value-type="string">
            <text:p>Tota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formula="of:=SUM([.H36:.H44])" office:value-type="float" office:value="15" calcext:value-type="float">
            <text:p>15</text:p>
          </table:table-cell>
          <table:table-cell table:formula="of:=SUM([.I36:.I44])" office:value-type="float" office:value="5" calcext:value-type="float">
            <text:p>5</text:p>
          </table:table-cell>
          <table:table-cell table:formula="of:=SUM([.J36:.J44])" office:value-type="float" office:value="15" calcext:value-type="float">
            <text:p>15</text:p>
          </table:table-cell>
          <table:table-cell table:style-name="ce28" table:formula="of:=SUM([.K36:.K45])" office:value-type="float" office:value="35" calcext:value-type="float">
            <text:p>35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5:18:31.7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3.2$Windows_X86_64 LibreOffice_project/d1d0ea68f081ee2800a922cac8f79445e4603348</meta:generator>
    <dc:date>2023-10-23T15:27:09.171000000</dc:date>
    <meta:editing-duration>PT32M36S</meta:editing-duration>
    <meta:editing-cycles>10</meta:editing-cycles>
    <meta:document-statistic meta:table-count="1" meta:cell-count="64" meta:object-count="0"/>
  </office:meta>
</office:document-meta>
</file>